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ce49" officeooo:paragraph-rsid="0000ce49"/>
    </style:style>
    <style:style style:name="P2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officeooo:rsid="0000ce49" officeooo:paragraph-rsid="0000ce49"/>
    </style:style>
    <style:style style:name="P3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officeooo:rsid="00015227" officeooo:paragraph-rsid="00015227"/>
    </style:style>
    <style:style style:name="P4" style:family="paragraph" style:parent-style-name="Text_20_body" style:list-style-name="L1">
      <style:paragraph-properties fo:margin-top="0cm" fo:margin-bottom="0cm" style:contextual-spacing="false" style:line-height-at-least="0.45cm"/>
      <style:text-properties fo:font-variant="normal" fo:text-transform="none" fo:color="#333333" style:font-name="Helvetica Neue" fo:font-size="9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212cm" style:contextual-spacing="false" style:line-height-at-least="0.45cm"/>
      <style:text-properties fo:font-variant="normal" fo:text-transform="none" fo:color="#333333" style:font-name="Helvetica Neue" fo:font-size="9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HDANTO</text:p>
      <text:p text:style-name="P2">Johdantoon kirjoitetaan lyhyt, ytimekäs kuvaus siitä, mikä on työn aihe, mitä työllä kuuluisi pystyä tekemään ja mitä tekniikoita siinä käytetään.</text:p>
      <text:list xml:id="list7683469885740492021" text:style-name="L1">
        <text:list-item>
          <text:p text:style-name="P5">Järjestelmän tarkoitus</text:p>
        </text:list-item>
        <text:list-item>
          <text:p text:style-name="P5">Tiivis kuvaus siitä mistä on kyse.</text:p>
        </text:list-item>
        <text:list-item>
          <text:p text:style-name="P5">Millaisen toiminnan tukemiseen järjestelmä on tarkoitettu.</text:p>
        </text:list-item>
        <text:list-item>
          <text:p text:style-name="P5">Mitkä ovat järjestelmän tavoitteet.</text:p>
        </text:list-item>
        <text:list-item>
          <text:p text:style-name="P5">Nämä tiedot saa yleensä tehtäväkuvauksesta, kirjoita kuitenkin omin sanoin.</text:p>
        </text:list-item>
        <text:list-item>
          <text:p text:style-name="P5">Toteutus-/toimintaympäristö</text:p>
        </text:list-item>
        <text:list-item>
          <text:p text:style-name="P5">Missä ympäristössä työ toteutetaan (yleensä laitoksen users-palvelimella Tomcat- tai Apache-palvelimen alla)</text:p>
        </text:list-item>
        <text:list-item>
          <text:p text:style-name="P5">Täytyykö web-sovelluksen alustajärjestelmän tukea jotain tiettyä ohjelmointikieltä. (esim. Java, Ruby, PHP..?)</text:p>
          <text:list>
            <text:list-item>
              <text:p text:style-name="P4">Jos edellytetään jotain sovelluskehystä tulisi sekin mainita.</text:p>
            </text:list-item>
          </text:list>
        </text:list-item>
        <text:list-item>
          <text:p text:style-name="P5">Täytyykö käyttäjän selaimen tukea jotain tiettyä ohjelmointikieltä (esim. javascript?).</text:p>
        </text:list-item>
        <text:list-item>
          <text:p text:style-name="P5">Edellyttääkö ohjelmisto jonkun tietyn tietokannan käyttöä vai voiko sitä vaihtaa helposti. Useimmat työt toimivat vain yhdellä kannalla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0:42:58.459260902</meta:creation-date>
    <dc:date>2015-01-15T10:45:29.270459640</dc:date>
    <meta:editing-duration>PT1M4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3" meta:word-count="115" meta:character-count="918" meta:non-whitespace-character-count="827"/>
  </office:meta>
</office:document-meta>
</file>